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a13" style:family="table">
      <style:table-properties style:width="17.013cm" fo:margin-left="0cm" fo:break-before="page" table:align="left"/>
    </style:style>
    <style:style style:name="Tabla13.A" style:family="table-column">
      <style:table-column-properties style:column-width="17.013cm"/>
    </style:style>
    <style:style style:name="Tabla13.A1" style:family="table-cell">
      <style:table-cell-properties fo:background-color="#eeeeee" fo:padding="0.097cm" fo:border="0.05pt solid #000000">
        <style:background-image/>
      </style:table-cell-properties>
    </style:style>
    <style:style style:name="Tabla13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" style:family="table">
      <style:table-properties style:width="17cm" fo:break-before="page" table:align="margins"/>
    </style:style>
    <style:style style:name="Tabla14.A" style:family="table-column">
      <style:table-column-properties style:column-width="5.667cm" style:rel-column-width="21845*"/>
    </style:style>
    <style:style style:name="Tabla14.1" style:family="table-row">
      <style:table-row-properties style:min-row-height="0.612cm"/>
    </style:style>
    <style:style style:name="Tabla14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14.2" style:family="table-row">
      <style:table-row-properties style:min-row-height="2.131cm"/>
    </style:style>
    <style:style style:name="Tabla14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4.4" style:family="table-row">
      <style:table-row-properties style:min-row-height="0.669cm"/>
    </style:style>
    <style:style style:name="Tabla14.5" style:family="table-row">
      <style:table-row-properties style:min-row-height="0.487cm"/>
    </style:style>
    <style:style style:name="Tabla14.6" style:family="table-row">
      <style:table-row-properties style:min-row-height="5.209cm"/>
    </style:style>
    <style:style style:name="Tabla14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7.013cm" fo:margin-left="0cm" fo:break-before="page" table:align="left"/>
    </style:style>
    <style:style style:name="Tabla4.A" style:family="table-column">
      <style:table-column-properties style:column-width="17.013cm"/>
    </style:style>
    <style:style style:name="Tabla4.A1" style:family="table-cell">
      <style:table-cell-properties fo:background-color="#eeeeee" fo:padding="0.097cm" fo:border="0.05pt solid #000000">
        <style:background-image/>
      </style:table-cell-properties>
    </style:style>
    <style:style style:name="Tabla4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7cm" fo:break-before="page" table:align="margins"/>
    </style:style>
    <style:style style:name="Tabla5.A" style:family="table-column">
      <style:table-column-properties style:column-width="5.667cm" style:rel-column-width="21845*"/>
    </style:style>
    <style:style style:name="Tabla5.1" style:family="table-row">
      <style:table-row-properties style:min-row-height="0.808cm"/>
    </style:style>
    <style:style style:name="Tabla5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5.2" style:family="table-row">
      <style:table-row-properties style:min-row-height="2.131cm"/>
    </style:style>
    <style:style style:name="Tabla5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3" style:family="table-row">
      <style:table-row-properties style:min-row-height="0.347cm"/>
    </style:style>
    <style:style style:name="Tabla5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5.4" style:family="table-row">
      <style:table-row-properties style:min-row-height="0.473cm"/>
    </style:style>
    <style:style style:name="Tabla5.5" style:family="table-row">
      <style:table-row-properties style:min-row-height="0.305cm"/>
    </style:style>
    <style:style style:name="Tabla5.6" style:family="table-row">
      <style:table-row-properties style:min-row-height="5.209cm"/>
    </style:style>
    <style:style style:name="Tabla5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style:min-row-height="0.808cm"/>
    </style:style>
    <style:style style:name="Tabla1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1.2" style:family="table-row">
      <style:table-row-properties style:min-row-height="2.131cm"/>
    </style:style>
    <style:style style:name="Tabla1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3" style:family="table-row">
      <style:table-row-properties style:min-row-height="0.347cm"/>
    </style:style>
    <style:style style:name="Tabla1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4" style:family="table-row">
      <style:table-row-properties style:min-row-height="0.473cm"/>
    </style:style>
    <style:style style:name="Tabla1.5" style:family="table-row">
      <style:table-row-properties style:min-row-height="0.305cm"/>
    </style:style>
    <style:style style:name="Tabla1.6" style:family="table-row">
      <style:table-row-properties style:min-row-height="5.209cm"/>
    </style:style>
    <style:style style:name="Tabla1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13cm" fo:margin-left="0cm" fo:break-before="page" table:align="left"/>
    </style:style>
    <style:style style:name="Tabla2.A" style:family="table-column">
      <style:table-column-properties style:column-width="17.013cm"/>
    </style:style>
    <style:style style:name="Tabla2.A1" style:family="table-cell">
      <style:table-cell-properties fo:background-color="#eeeeee" fo:padding="0.097cm" fo:border="0.0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 style:list-style-name="L1">
      <style:text-properties fo:font-size="11pt" officeooo:rsid="001be94c" officeooo:paragraph-rsid="000439e4" style:font-size-asian="11pt" style:font-size-complex="11pt"/>
    </style:style>
    <style:style style:name="P2" style:family="paragraph" style:parent-style-name="Table_20_Contents" style:list-style-name="L9">
      <style:text-properties fo:font-size="11pt" officeooo:rsid="001be94c" officeooo:paragraph-rsid="000439e4" style:font-size-asian="11pt" style:font-size-complex="11pt"/>
    </style:style>
    <style:style style:name="P3" style:family="paragraph" style:parent-style-name="Table_20_Contents">
      <style:text-properties fo:font-size="11pt" officeooo:rsid="001be94c" officeooo:paragraph-rsid="000439e4" style:font-size-asian="11pt" style:font-size-complex="11pt"/>
    </style:style>
    <style:style style:name="P4" style:family="paragraph" style:parent-style-name="Table_20_Contents" style:list-style-name="L19">
      <style:text-properties fo:font-size="11pt" officeooo:rsid="001be94c" officeooo:paragraph-rsid="000439e4" style:font-size-asian="11pt" style:font-size-complex="11pt"/>
    </style:style>
    <style:style style:name="P5" style:family="paragraph" style:parent-style-name="Table_20_Contents" style:list-style-name="L20">
      <style:text-properties fo:font-size="11pt" officeooo:rsid="001be94c" officeooo:paragraph-rsid="000439e4" style:font-size-asian="11pt" style:font-size-complex="11pt"/>
    </style:style>
    <style:style style:name="P6" style:family="paragraph" style:parent-style-name="Table_20_Contents" style:list-style-name="L21">
      <style:text-properties fo:font-size="11pt" officeooo:rsid="001be94c" officeooo:paragraph-rsid="000439e4" style:font-size-asian="11pt" style:font-size-complex="11pt"/>
    </style:style>
    <style:style style:name="P7" style:family="paragraph" style:parent-style-name="Table_20_Contents" style:list-style-name="L28">
      <style:text-properties fo:font-size="11pt" officeooo:rsid="001be94c" officeooo:paragraph-rsid="000439e4" style:font-size-asian="11pt" style:font-size-complex="11pt"/>
    </style:style>
    <style:style style:name="P8" style:family="paragraph" style:parent-style-name="Table_20_Contents">
      <style:text-properties fo:font-size="11pt" officeooo:rsid="001e9b27" officeooo:paragraph-rsid="000439e4" style:font-size-asian="11pt" style:font-size-complex="11pt"/>
    </style:style>
    <style:style style:name="P9" style:family="paragraph" style:parent-style-name="Table_20_Contents" style:list-style-name="L6">
      <style:text-properties fo:font-size="11pt" officeooo:rsid="001dde2f" officeooo:paragraph-rsid="000439e4" style:font-size-asian="11pt" style:font-size-complex="11pt"/>
    </style:style>
    <style:style style:name="P10" style:family="paragraph" style:parent-style-name="Table_20_Contents" style:list-style-name="L8">
      <style:text-properties fo:font-size="11pt" officeooo:rsid="001dde2f" officeooo:paragraph-rsid="000439e4" style:font-size-asian="11pt" style:font-size-complex="11pt"/>
    </style:style>
    <style:style style:name="P11" style:family="paragraph" style:parent-style-name="Table_20_Contents" style:list-style-name="L21">
      <style:text-properties fo:font-size="11pt" officeooo:rsid="001dde2f" officeooo:paragraph-rsid="000439e4" style:font-size-asian="11pt" style:font-size-complex="11pt"/>
    </style:style>
    <style:style style:name="P12" style:family="paragraph" style:parent-style-name="Table_20_Contents" style:list-style-name="L26">
      <style:text-properties fo:font-size="11pt" officeooo:rsid="001dde2f" officeooo:paragraph-rsid="000439e4" style:font-size-asian="11pt" style:font-size-complex="11pt"/>
    </style:style>
    <style:style style:name="P13" style:family="paragraph" style:parent-style-name="Table_20_Contents" style:list-style-name="L8">
      <style:text-properties fo:font-size="11pt" officeooo:rsid="001f8615" officeooo:paragraph-rsid="000439e4" style:font-size-asian="11pt" style:font-size-complex="11pt"/>
    </style:style>
    <style:style style:name="P14" style:family="paragraph" style:parent-style-name="Table_20_Contents" style:list-style-name="L9">
      <style:text-properties fo:font-size="11pt" officeooo:rsid="001f8615" officeooo:paragraph-rsid="000439e4" style:font-size-asian="11pt" style:font-size-complex="11pt"/>
    </style:style>
    <style:style style:name="P15" style:family="paragraph" style:parent-style-name="Table_20_Contents" style:list-style-name="L6">
      <style:text-properties fo:font-size="11pt" officeooo:rsid="000439e4" officeooo:paragraph-rsid="000439e4" style:font-size-asian="11pt" style:font-size-complex="11pt"/>
    </style:style>
    <style:style style:name="P16" style:family="paragraph" style:parent-style-name="Table_20_Contents" style:list-style-name="L6">
      <style:text-properties fo:font-size="11pt" officeooo:rsid="00045cc2" officeooo:paragraph-rsid="00045cc2" style:font-size-asian="11pt" style:font-size-complex="11pt"/>
    </style:style>
    <style:style style:name="P17" style:family="paragraph" style:parent-style-name="Table_20_Contents">
      <style:text-properties fo:font-size="11pt" officeooo:rsid="00045cc2" officeooo:paragraph-rsid="00045cc2" style:font-size-asian="11pt" style:font-size-complex="11pt"/>
    </style:style>
    <style:style style:name="P18" style:family="paragraph" style:parent-style-name="Table_20_Contents" style:list-style-name="L26">
      <style:text-properties fo:font-size="11pt" officeooo:rsid="00045cc2" officeooo:paragraph-rsid="00045cc2" style:font-size-asian="11pt" style:font-size-complex="11pt"/>
    </style:style>
    <style:style style:name="P19" style:family="paragraph" style:parent-style-name="Table_20_Contents" style:list-style-name="L29">
      <style:text-properties fo:font-size="11pt" officeooo:rsid="00045cc2" officeooo:paragraph-rsid="00045cc2" style:font-size-asian="11pt" style:font-size-complex="11pt"/>
    </style:style>
    <style:style style:name="P20" style:family="paragraph" style:parent-style-name="Table_20_Contents">
      <style:text-properties fo:font-size="11pt" fo:font-weight="bold" officeooo:rsid="001be94c" officeooo:paragraph-rsid="000439e4" style:font-size-asian="11pt" style:font-weight-asian="bold" style:font-size-complex="11pt" style:font-weight-complex="bold"/>
    </style:style>
    <style:style style:name="P21" style:family="paragraph" style:parent-style-name="Table_20_Contents" style:list-style-name="L13">
      <style:text-properties fo:font-size="11pt" fo:font-weight="normal" officeooo:rsid="001be94c" officeooo:paragraph-rsid="000439e4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7e93" officeooo:paragraph-rsid="000439e4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203de1" officeooo:paragraph-rsid="000439e4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f882b" officeooo:paragraph-rsid="000439e4" style:font-weight-asian="bold" style:font-weight-complex="bold"/>
    </style:style>
    <style:style style:name="P25" style:family="paragraph" style:parent-style-name="Table_20_Contents" style:list-style-name="L10">
      <style:paragraph-properties fo:text-align="start" style:justify-single-word="false"/>
      <style:text-properties officeooo:rsid="001f882b" officeooo:paragraph-rsid="000439e4"/>
    </style:style>
    <style:style style:name="P26" style:family="paragraph" style:parent-style-name="Table_20_Contents" style:list-style-name="L22">
      <style:paragraph-properties fo:text-align="start" style:justify-single-word="false"/>
      <style:text-properties officeooo:rsid="001f882b" officeooo:paragraph-rsid="000439e4"/>
    </style:style>
    <style:style style:name="P27" style:family="paragraph" style:parent-style-name="Table_20_Contents" style:list-style-name="L24">
      <style:paragraph-properties fo:text-align="start" style:justify-single-word="false"/>
      <style:text-properties officeooo:rsid="001f882b" officeooo:paragraph-rsid="000439e4"/>
    </style:style>
    <style:style style:name="P28" style:family="paragraph" style:parent-style-name="Table_20_Contents" style:list-style-name="L25">
      <style:paragraph-properties fo:text-align="start" style:justify-single-word="false"/>
      <style:text-properties officeooo:rsid="001f882b" officeooo:paragraph-rsid="000439e4"/>
    </style:style>
    <style:style style:name="P29" style:family="paragraph" style:parent-style-name="Table_20_Contents">
      <style:paragraph-properties fo:text-align="center" style:justify-single-word="false"/>
      <style:text-properties officeooo:rsid="001f882b" officeooo:paragraph-rsid="000439e4"/>
    </style:style>
    <style:style style:name="P30" style:family="paragraph" style:parent-style-name="Table_20_Contents">
      <style:paragraph-properties fo:text-align="center" style:justify-single-word="false"/>
      <style:text-properties officeooo:paragraph-rsid="000439e4"/>
    </style:style>
    <style:style style:name="P31" style:family="paragraph" style:parent-style-name="Table_20_Contents" style:list-style-name="L25">
      <style:paragraph-properties fo:text-align="start" style:justify-single-word="false"/>
      <style:text-properties officeooo:rsid="00045cc2" officeooo:paragraph-rsid="00045cc2"/>
    </style:style>
    <style:style style:name="P32" style:family="paragraph" style:parent-style-name="Table_20_Contents" style:list-style-name="L24">
      <style:paragraph-properties fo:margin-top="0.6cm" fo:margin-bottom="0cm" style:contextual-spacing="false" fo:text-align="start" style:justify-single-word="false"/>
      <style:text-properties officeooo:rsid="001f882b" officeooo:paragraph-rsid="000439e4"/>
    </style:style>
    <style:style style:name="P33" style:family="paragraph" style:parent-style-name="Table_20_Contents" style:list-style-name="L25">
      <style:paragraph-properties fo:margin-top="0.6cm" fo:margin-bottom="0cm" style:contextual-spacing="false" fo:text-align="start" style:justify-single-word="false"/>
      <style:text-properties officeooo:rsid="001f882b" officeooo:paragraph-rsid="000439e4"/>
    </style:style>
    <style:style style:name="P34" style:family="paragraph" style:parent-style-name="Standard">
      <style:text-properties officeooo:paragraph-rsid="000439e4"/>
    </style:style>
    <style:style style:name="P35" style:family="paragraph" style:parent-style-name="Standard" style:list-style-name="L12">
      <style:text-properties fo:font-size="12pt" officeooo:rsid="00203de1" officeooo:paragraph-rsid="000439e4" style:font-size-asian="12pt" style:font-size-complex="12pt"/>
    </style:style>
    <style:style style:name="P36" style:family="paragraph" style:parent-style-name="Standard" style:list-style-name="L12">
      <style:paragraph-properties fo:margin-left="1.199cm" fo:margin-right="0cm" fo:margin-top="0.6cm" fo:margin-bottom="0cm" style:contextual-spacing="false" fo:text-indent="-0.64cm" style:auto-text-indent="false">
        <style:tab-stops/>
      </style:paragraph-properties>
      <style:text-properties fo:font-size="12pt" officeooo:rsid="00203de1" officeooo:paragraph-rsid="000439e4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9b27"/>
    </style:style>
    <style:style style:name="T3" style:family="text">
      <style:text-properties officeooo:rsid="00077e93"/>
    </style:style>
    <style:style style:name="T4" style:family="text">
      <style:text-properties officeooo:rsid="001f882b"/>
    </style:style>
    <style:style style:name="T5" style:family="text">
      <style:text-properties officeooo:rsid="001dde2f"/>
    </style:style>
    <style:style style:name="T6" style:family="text">
      <style:text-properties officeooo:rsid="001f8615"/>
    </style:style>
    <style:style style:name="T7" style:family="text">
      <style:text-properties officeooo:rsid="00203de1"/>
    </style:style>
    <style:style style:name="T8" style:family="text">
      <style:text-properties officeooo:rsid="0007d287"/>
    </style:style>
    <style:style style:name="T9" style:family="text">
      <style:text-properties officeooo:rsid="000439e4"/>
    </style:style>
    <style:style style:name="T10" style:family="text">
      <style:text-properties officeooo:rsid="00045c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4" table:style-name="Tabla14">
        <table:table-column table:style-name="Tabla14.A" table:number-columns-repeated="3"/>
        <table:table-row table:style-name="Tabla14.1">
          <table:table-cell table:style-name="Tabla14.A1" office:value-type="string">
            <text:p text:style-name="P22">7</text:p>
          </table:table-cell>
          <table:table-cell table:style-name="Tabla14.B1" table:number-columns-spanned="2" office:value-type="string">
            <text:p text:style-name="P23">IMPRIMIR CON FORMATO</text:p>
          </table:table-cell>
          <table:covered-table-cell/>
        </table:table-row>
        <table:table-row table:style-name="Tabla14.2">
          <table:table-cell table:style-name="Tabla14.A2" table:number-columns-spanned="3" office:value-type="string">
            <text:list xml:id="list6730091150946856185" text:style-name="L10">
              <text:list-item>
                <text:p text:style-name="P25">Como administrativo quiero <text:span text:style-name="T7">visualizar la agenda completa, de un modo ordenado desde una interfaz más amigable que una consola de texto, específicamente, desde un navegador web a partir de un fichero HTML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14.A3" office:value-type="string">
            <text:p text:style-name="P29"><text:span text:style-name="T1">Estimación</text:span>: <text:span text:style-name="T3">412</text:span></text:p>
          </table:table-cell>
          <table:table-cell table:style-name="Tabla14.A2" table:number-columns-spanned="2" office:value-type="string">
            <text:p text:style-name="P30"/>
          </table:table-cell>
          <table:covered-table-cell/>
        </table:table-row>
        <table:table-row table:style-name="Tabla14.4">
          <table:table-cell table:style-name="Tabla14.A3" office:value-type="string">
            <text:p text:style-name="P29"><text:span text:style-name="T1">Prioridad</text:span>: <text:span text:style-name="T8">7</text:span></text:p>
          </table:table-cell>
          <table:table-cell table:style-name="Tabla14.A3" office:value-type="string">
            <text:p text:style-name="P30"/>
          </table:table-cell>
          <table:table-cell table:style-name="Tabla14.A2" office:value-type="string">
            <text:p text:style-name="P29"><text:span text:style-name="T1">Dependiente de</text:span>: <text:span text:style-name="T8">1,2,6</text:span></text:p>
          </table:table-cell>
        </table:table-row>
        <table:table-row table:style-name="Tabla14.5">
          <table:table-cell table:style-name="Tabla14.A2" table:number-columns-spanned="3" office:value-type="string">
            <text:p text:style-name="P24">PRUEBAS DE ACEPTACIÓN</text:p>
          </table:table-cell>
          <table:covered-table-cell/>
          <table:covered-table-cell/>
        </table:table-row>
        <table:table-row table:style-name="Tabla14.6">
          <table:table-cell table:style-name="Tabla14.A6" table:number-columns-spanned="3" office:value-type="string">
            <text:list xml:id="list7904673825551168996" text:style-name="L12">
              <text:list-item>
                <text:p text:style-name="P36">Ejecutar la orden de impresión con formato y comprobar que se abre el navegador web con los datos de <text:span text:style-name="T10">la agenda</text:span></text:p>
              </text:list-item>
              <text:list-item>
                <text:p text:style-name="P35">Comprobar que los datos <text:span text:style-name="T10">de los contactos mostrados en </text:span>el navegador web son correctos</text:p>
              </text:list-item>
              <text:list-item>
                <text:p text:style-name="P35">Ejecutar la orden de impresión existiendo otr<text:span text:style-name="T10">a instancia de la agenda</text:span> abiert<text:span text:style-name="T10">a </text:span>y comprobar que el sistema indica error</text:p>
              </text:list-item>
            </text:list>
          </table:table-cell>
          <table:covered-table-cell/>
          <table:covered-table-cell/>
        </table:table-row>
      </table:table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"><text:span text:style-name="T1">CASO DE USO:</text:span> <text:span text:style-name="T2">ImprimirConFormato</text:span></text:p>
          </table:table-cell>
        </table:table-row>
        <table:table-row>
          <table:table-cell table:style-name="Tabla13.A2" office:value-type="string">
            <text:p text:style-name="P3"><text:span text:style-name="T1">ID</text:span>: <text:span text:style-name="T3">7</text:span></text:p>
          </table:table-cell>
        </table:table-row>
        <table:table-row>
          <table:table-cell table:style-name="Tabla13.A2" office:value-type="string">
            <text:p text:style-name="P3"><text:span text:style-name="T1">DESCRIPCIÓN</text:span>:</text:p>
            <text:p text:style-name="P8">Imprimir la agenda <text:span text:style-name="T9">completa y ordenada </text:span>de un modo amigable en <text:span text:style-name="T4">HTML</text:span></text:p>
          </table:table-cell>
        </table:table-row>
        <table:table-row>
          <table:table-cell table:style-name="Tabla13.A2" office:value-type="string">
            <text:p text:style-name="P3"><text:span text:style-name="T1">ACTORES</text:span> <text:span text:style-name="T1">PRINCIPALES</text:span></text:p>
            <text:p text:style-name="P3">Administrativo</text:p>
          </table:table-cell>
        </table:table-row>
        <table:table-row>
          <table:table-cell table:style-name="Tabla13.A2" office:value-type="string">
            <text:p text:style-name="P3"><text:span text:style-name="T1">ACTORES</text:span> <text:span text:style-name="T1">SECUNDARIOS</text:span></text:p>
          </table:table-cell>
        </table:table-row>
        <table:table-row>
          <table:table-cell table:style-name="Tabla13.A2" office:value-type="string">
            <text:p text:style-name="P20">PRECONDICIÓN</text:p>
            <text:list xml:id="list2995110915729898588" text:style-name="L1">
              <text:list-header>
                <text:p text:style-name="P1"><text:span text:style-name="T5">1. </text:span>Tener contactos ya almacenados en el sistema</text:p>
              </text:list-header>
            </text:list>
          </table:table-cell>
        </table:table-row>
        <table:table-row>
          <table:table-cell table:style-name="Tabla13.A2" office:value-type="string">
            <text:p text:style-name="P20">FLUJO</text:p>
            <text:list xml:id="list6999010227941648551" text:style-name="L6">
              <text:list-header>
                <text:p text:style-name="P9">1. El caso comienza cuando el administrador <text:span text:style-name="T9">ejecuta la orden imprimir con formato</text:span></text:p>
                <text:p text:style-name="P15">2. El sistema <text:span text:style-name="T10">ORDENA (utilizando el caso “Ordenar alfabéticamente”) devolviendo una </text:span>lista <text:span text:style-name="T10">de contactos ordenados de la A-Z</text:span></text:p>
                <text:p text:style-name="P15">3. <text:span text:style-name="T10">El sistema aplica formato HTML a dicha lista y guarda un archivo temporal</text:span></text:p>
                <text:p text:style-name="P16">4. El sistema lanza un navegador web para que interprete la lista</text:p>
              </text:list-header>
            </text:list>
          </table:table-cell>
        </table:table-row>
        <table:table-row>
          <table:table-cell table:style-name="Tabla13.A2" office:value-type="string">
            <text:p text:style-name="P20">POSTCONDICIONES</text:p>
            <text:list xml:id="list1211240471508409207" text:style-name="L8">
              <text:list-header>
                <text:p text:style-name="P10">1. Habrá una hoja de contacto con un formato amigable en el navegador web</text:p>
                <text:p text:style-name="P13">2. Una vez cerrado el navegador se volverá en la consola a la sección de búsqueda</text:p>
              </text:list-header>
            </text:list>
          </table:table-cell>
        </table:table-row>
        <table:table-row>
          <table:table-cell table:style-name="Tabla13.A2" office:value-type="string">
            <text:p text:style-name="P3"><text:span text:style-name="T1">FLUJOS</text:span> <text:span text:style-name="T1">ALTERNATIVOS</text:span></text:p>
            <text:list xml:id="list2249749319551799355" text:style-name="L9">
              <text:list-header>
                <text:p text:style-name="P2"><text:span text:style-name="T10">5.A</text:span>. <text:span text:style-name="T6">Se está visualizando la agenda desde el navegador web porque se ejecutó la agenda en otra terminal y por este motivo no se puede sobrescribir el fichero temporal</text:span></text:p>
                <text:list>
                  <text:list-header>
                    <text:p text:style-name="P14"><text:span text:style-name="T10">5.A</text:span>.1 El sistema aborta el visionado de <text:span text:style-name="T10">la agenda</text:span> y se retorna a la sección de búsqueda</text:p>
                  </text:list-header>
                </text:list>
              </text:list-header>
            </text:list>
          </table:table-cell>
        </table:table-row>
      </table:table>
      <text:p text:style-name="P34"/>
      <table:table table:name="Tabla5" table:style-name="Tabla5">
        <table:table-column table:style-name="Tabla5.A" table:number-columns-repeated="3"/>
        <table:table-row table:style-name="Tabla5.1">
          <table:table-cell table:style-name="Tabla5.A1" office:value-type="string">
            <text:p text:style-name="P22">3</text:p>
          </table:table-cell>
          <table:table-cell table:style-name="Tabla5.B1" table:number-columns-spanned="2" office:value-type="string">
            <text:p text:style-name="P24">COPIA DE SEGURIDAD</text:p>
          </table:table-cell>
          <table:covered-table-cell/>
        </table:table-row>
        <table:table-row table:style-name="Tabla5.2">
          <table:table-cell table:style-name="Tabla5.A2" table:number-columns-spanned="3" office:value-type="string">
            <text:list xml:id="list2687053593063390379" text:style-name="L22">
              <text:list-item>
                <text:p text:style-name="P26">Como administrativo quiero poder guardar una copia de seguridad con los datos de contacto almacenados en el sistema de agenda indicando la ruta y el nombre del fichero destino siempre y cuando que ya existan datos de contacto guardados en la agenda.</text:p>
              </text:list-item>
            </text:list>
          </table:table-cell>
          <table:covered-table-cell/>
          <table:covered-table-cell/>
        </table:table-row>
        <table:table-row table:style-name="Tabla5.3">
          <table:table-cell table:style-name="Tabla5.A3" office:value-type="string">
            <text:p text:style-name="P29"><text:span text:style-name="T1">Estimación</text:span>: <text:span text:style-name="T3">165</text:span></text:p>
          </table:table-cell>
          <table:table-cell table:style-name="Tabla5.A2" table:number-columns-spanned="2" office:value-type="string">
            <text:p text:style-name="P30"/>
          </table:table-cell>
          <table:covered-table-cell/>
        </table:table-row>
        <table:table-row table:style-name="Tabla5.4">
          <table:table-cell table:style-name="Tabla5.A3" office:value-type="string">
            <text:p text:style-name="P29"><text:span text:style-name="T1">Prioridad</text:span>: <text:span text:style-name="T8">3</text:span></text:p>
          </table:table-cell>
          <table:table-cell table:style-name="Tabla5.A3" office:value-type="string">
            <text:p text:style-name="P30"/>
          </table:table-cell>
          <table:table-cell table:style-name="Tabla5.A2" office:value-type="string">
            <text:p text:style-name="P29"><text:span text:style-name="T1">Dependiente de</text:span>: <text:span text:style-name="T8">1</text:span></text:p>
          </table:table-cell>
        </table:table-row>
        <table:table-row table:style-name="Tabla5.5">
          <table:table-cell table:style-name="Tabla5.A2" table:number-columns-spanned="3" office:value-type="string">
            <text:p text:style-name="P24">PRUEBAS DE ACEPTACIÓN</text:p>
          </table:table-cell>
          <table:covered-table-cell/>
          <table:covered-table-cell/>
        </table:table-row>
        <table:table-row table:style-name="Tabla5.6">
          <table:table-cell table:style-name="Tabla5.A6" table:number-columns-spanned="3" office:value-type="string">
            <text:list xml:id="list7345422530082625693" text:style-name="L24">
              <text:list-item>
                <text:p text:style-name="P32">Intentar guardar copia de seguridad sin tener contactos almacenados y comprobar que el sistema indique error</text:p>
              </text:list-item>
              <text:list-item>
                <text:p text:style-name="P27">Intentar guardar la copia de seguridad en una ruta en la que el usuario no tiene permisos de escritura y que el sistema indique error</text:p>
              </text:list-item>
              <text:list-item>
                <text:p text:style-name="P27">Intentar guardar la copia de seguridad el directorio del usuario y comprobar que se ha generado satisfactoriamente el fichero copia de seguridad.</text:p>
              </text:list-item>
            </text:list>
          </table:table-cell>
          <table:covered-table-cell/>
          <table:covered-table-cell/>
        </table:table-row>
      </table:table>
      <text:p text:style-name="P34"/>
      <table:table table:name="Tabla4" table:style-name="Tabla4">
        <table:table-column table:style-name="Tabla4.A"/>
        <table:table-row>
          <table:table-cell table:style-name="Tabla4.A1" office:value-type="string">
            <text:p text:style-name="P3"><text:span text:style-name="T1">CASO DE USO:</text:span> CopiaDeSeguridad</text:p>
          </table:table-cell>
        </table:table-row>
        <table:table-row>
          <table:table-cell table:style-name="Tabla4.A2" office:value-type="string">
            <text:p text:style-name="P3"><text:span text:style-name="T1">ID</text:span>: <text:span text:style-name="T3">3</text:span></text:p>
          </table:table-cell>
        </table:table-row>
        <table:table-row>
          <table:table-cell table:style-name="Tabla4.A2" office:value-type="string">
            <text:p text:style-name="P3"><text:span text:style-name="T1">DESCRIPCIÓN</text:span>:</text:p>
            <text:p text:style-name="P3">Realizar manualmente una copia de seguridad de la información almacenada sobre los contactos en la agenda, volcándola en un fichero local.</text:p>
          </table:table-cell>
        </table:table-row>
        <table:table-row>
          <table:table-cell table:style-name="Tabla4.A2" office:value-type="string">
            <text:p text:style-name="P20">ACTORES PRINCIPALES</text:p>
            <text:p text:style-name="P3">Administrativo</text:p>
          </table:table-cell>
        </table:table-row>
        <table:table-row>
          <table:table-cell table:style-name="Tabla4.A2" office:value-type="string">
            <text:p text:style-name="P20">ACTORES SECUNDARIOS</text:p>
          </table:table-cell>
        </table:table-row>
        <table:table-row>
          <table:table-cell table:style-name="Tabla4.A2" office:value-type="string">
            <text:p text:style-name="P20">PRECONDICIÓN </text:p>
            <text:list xml:id="list117640753722281505" text:style-name="L13">
              <text:list-header>
                <text:p text:style-name="P21"><text:span text:style-name="T5">1. </text:span>Tener contactos ya almacenados en el sistema</text:p>
              </text:list-header>
            </text:list>
          </table:table-cell>
        </table:table-row>
        <table:table-row>
          <table:table-cell table:style-name="Tabla4.A2" office:value-type="string">
            <text:p text:style-name="P3"><text:span text:style-name="T1">FLUJO</text:span></text:p>
            <text:list xml:id="list5953662223264156806" text:style-name="L19">
              <text:list-header>
                <text:p text:style-name="P4"><text:span text:style-name="T10">1. </text:span>El administrativo decide guardar una copia de seguridad y ejecuta la orden por consola de comandos</text:p>
                <text:p text:style-name="P4"><text:span text:style-name="T10">2. </text:span>El sistema pide una ruta y nombre de fichero para esta copia de seguridad</text:p>
                <text:p text:style-name="P4"><text:span text:style-name="T10">3. </text:span>El administrativo facilita al sistema dicho nombre para el fichero</text:p>
                <text:p text:style-name="P4"><text:span text:style-name="T10">4. </text:span>La copia de seguridad queda almacenada con éxito</text:p>
              </text:list-header>
            </text:list>
          </table:table-cell>
        </table:table-row>
        <table:table-row>
          <table:table-cell table:style-name="Tabla4.A2" office:value-type="string">
            <text:p text:style-name="P20">POSTCONDICIONES</text:p>
            <text:list xml:id="list657196953940482713" text:style-name="L20">
              <text:list-header>
                <text:p text:style-name="P5"><text:span text:style-name="T5">1. </text:span>Existirá un fichero copia de seguridad almacenado en la ruta facilitada al sistema</text:p>
              </text:list-header>
            </text:list>
          </table:table-cell>
        </table:table-row>
        <table:table-row>
          <table:table-cell table:style-name="Tabla4.A2" office:value-type="string">
            <text:p text:style-name="P3"><text:span text:style-name="T1">FLUJOS</text:span> <text:span text:style-name="T1">ALTERNATIVOS</text:span></text:p>
            <text:list xml:id="list7838890667635295974" text:style-name="L21">
              <text:list-header>
                <text:p text:style-name="P6"><text:span text:style-name="T10">2.</text:span>B. <text:span text:style-name="T5">La agenda aun está vacía y el sistema nos indica que no es necesario guardar copia</text:span></text:p>
                <text:p text:style-name="P11"><text:span text:style-name="T10">4</text:span>.B. El usuario del S.O. no tiene permisos de escritura para la ruta especificada y no se puede guardar el fichero.</text:p>
                <text:list>
                  <text:list-header>
                    <text:p text:style-name="P11"><text:span text:style-name="T10">4</text:span>.B.1. El sistema vuelve al paso 3 solicitando de nuevo una ruta y nombre de fichero</text:p>
                  </text:list-header>
                </text:list>
              </text:list-header>
            </text:list>
          </table:table-cell>
        </table:table-row>
      </table:table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22"/>
          </table:table-cell>
          <table:table-cell table:style-name="Tabla1.B1" table:number-columns-spanned="2" office:value-type="string">
            <text:p text:style-name="P24"><text:span text:style-name="T9">VOLCADO DE COPIA DE</text:span> SEGURIDAD</text:p>
          </table:table-cell>
          <table:covered-table-cell/>
        </table:table-row>
        <table:table-row table:style-name="Tabla1.2">
          <table:table-cell table:style-name="Tabla1.A2" table:number-columns-spanned="3" office:value-type="string">
            <text:list xml:id="list183230642063923" text:continue-list="list2687053593063390379" text:style-name="L22">
              <text:list-item>
                <text:p text:style-name="P26">Como administrativo <text:span text:style-name="T10">restaurar la agenda a una versión anterior, o si la instalo en otro equipo, cargarle el archivo de copia de seguridad que guardé en cierto momento.</text:span></text:p>
              </text:list-item>
            </text:list>
          </table:table-cell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29"><text:span text:style-name="T1">Estimación</text:span>: <text:span text:style-name="T3">165</text:span></text:p>
          </table:table-cell>
          <table:table-cell table:style-name="Tabla1.A2" table:number-columns-spanned="2" office:value-type="string">
            <text:p text:style-name="P30"/>
          </table:table-cell>
          <table:covered-table-cell/>
        </table:table-row>
        <table:table-row table:style-name="Tabla1.4">
          <table:table-cell table:style-name="Tabla1.A3" office:value-type="string">
            <text:p text:style-name="P29"><text:span text:style-name="T1">Prioridad</text:span>: <text:span text:style-name="T8">3</text:span></text:p>
          </table:table-cell>
          <table:table-cell table:style-name="Tabla1.A3" office:value-type="string">
            <text:p text:style-name="P30"/>
          </table:table-cell>
          <table:table-cell table:style-name="Tabla1.A2" office:value-type="string">
            <text:p text:style-name="P29"><text:span text:style-name="T1">Dependiente de</text:span>: <text:span text:style-name="T10">3</text:span></text:p>
          </table:table-cell>
        </table:table-row>
        <table:table-row table:style-name="Tabla1.5">
          <table:table-cell table:style-name="Tabla1.A2" table:number-columns-spanned="3" office:value-type="string">
            <text:p text:style-name="P24">PRUEBAS DE ACEPTACIÓN</text:p>
          </table:table-cell>
          <table:covered-table-cell/>
          <table:covered-table-cell/>
        </table:table-row>
        <table:table-row table:style-name="Tabla1.6">
          <table:table-cell table:style-name="Tabla1.A6" table:number-columns-spanned="3" office:value-type="string">
            <text:list xml:id="list8757875445799195807" text:style-name="L25">
              <text:list-item>
                <text:p text:style-name="P33">Intentar <text:span text:style-name="T10">cargar</text:span> copia de seguridad <text:span text:style-name="T10">con una ruta de fichero de respaldo inválida y que el sistema avise de error</text:span></text:p>
              </text:list-item>
              <text:list-item>
                <text:p text:style-name="P31">Intentar cargar copia de seguridad con fichero válido y cancelar la verificación, comprobando que el sistema avise de error y aborte la actualización</text:p>
              </text:list-item>
              <text:list-item>
                <text:p text:style-name="P31">Una vez volcados los datos comprobar que el fichero del sistema contiene los mismos datos que el de respaldo</text:p>
              </text:list-item>
            </text:list>
          </table:table-cell>
          <table:covered-table-cell/>
          <table:covered-table-cell/>
        </table:table-row>
      </table:table>
      <text:p text:style-name="P34"/>
      <table:table table:name="Tabla2" table:style-name="Tabla2">
        <table:table-column table:style-name="Tabla2.A"/>
        <table:table-row>
          <table:table-cell table:style-name="Tabla2.A1" office:value-type="string">
            <text:p text:style-name="P3"><text:span text:style-name="T1">CASO DE USO:</text:span> <text:span text:style-name="T9">VolcadoCopiaDeSeguridad</text:span></text:p>
          </table:table-cell>
        </table:table-row>
        <table:table-row>
          <table:table-cell table:style-name="Tabla2.A2" office:value-type="string">
            <text:p text:style-name="P3"><text:span text:style-name="T1">ID</text:span>: </text:p>
          </table:table-cell>
        </table:table-row>
        <table:table-row>
          <table:table-cell table:style-name="Tabla2.A2" office:value-type="string">
            <text:p text:style-name="P3"><text:span text:style-name="T1">DESCRIPCIÓN</text:span>:</text:p>
            <text:p text:style-name="P17">Restaurar la agenda a una versión anterior volcando los datos de contactos a partir de un fichero</text:p>
          </table:table-cell>
        </table:table-row>
        <table:table-row>
          <table:table-cell table:style-name="Tabla2.A2" office:value-type="string">
            <text:p text:style-name="P20">ACTORES PRINCIPALES</text:p>
            <text:p text:style-name="P3">Administrativo</text:p>
          </table:table-cell>
        </table:table-row>
        <table:table-row>
          <table:table-cell table:style-name="Tabla2.A2" office:value-type="string">
            <text:p text:style-name="P20">ACTORES SECUNDARIOS</text:p>
          </table:table-cell>
        </table:table-row>
        <table:table-row>
          <table:table-cell table:style-name="Tabla2.A2" office:value-type="string">
            <text:p text:style-name="P20">PRECONDICIÓN </text:p>
            <text:list xml:id="list183229339648551" text:continue-list="list117640753722281505" text:style-name="L13">
              <text:list-header>
                <text:p text:style-name="P21"><text:span text:style-name="T5">1. </text:span>Tener <text:span text:style-name="T10">un fichero de copia de seguridad para volcar en el sistema</text:span></text:p>
              </text:list-header>
            </text:list>
          </table:table-cell>
        </table:table-row>
        <table:table-row>
          <table:table-cell table:style-name="Tabla2.A2" office:value-type="string">
            <text:p text:style-name="P20">FLUJO</text:p>
            <text:list xml:id="list7791693582210931227" text:style-name="L26">
              <text:list-header>
                <text:p text:style-name="P12">1. El <text:span text:style-name="T10">administrativo accede a la sección de RESTAURAR en el sistema</text:span></text:p>
                <text:p text:style-name="P18">2. El sistema pide al usuario la ruta de un fichero de respaldo</text:p>
                <text:p text:style-name="P18">3. El sistema pide confirmación al usuario acerca de la operación de carga de respaldo</text:p>
                <text:p text:style-name="P18">4. El sistema vuelca los datos del fichero de respaldo en el fichero original de sistema</text:p>
                <text:p text:style-name="P18">5. La restauración de la agenda se completa con éxito</text:p>
              </text:list-header>
            </text:list>
          </table:table-cell>
        </table:table-row>
        <table:table-row>
          <table:table-cell table:style-name="Tabla2.A2" office:value-type="string">
            <text:p text:style-name="P20">POSTCONDICIONES</text:p>
            <text:list xml:id="list5704778251376995211" text:style-name="L28">
              <text:list-header>
                <text:p text:style-name="P7"><text:span text:style-name="T5">1. El fichero de sistema que almacena los datos de la agenda contendrá los valores del fichero de respaldo</text:span></text:p>
              </text:list-header>
            </text:list>
          </table:table-cell>
        </table:table-row>
        <table:table-row>
          <table:table-cell table:style-name="Tabla2.A2" office:value-type="string">
            <text:p text:style-name="P3"><text:span text:style-name="T1">FLUJOS</text:span> <text:span text:style-name="T1">ALTERNATIVOS</text:span></text:p>
            <text:list xml:id="list3097544827242898364" text:style-name="L29">
              <text:list-header>
                <text:p text:style-name="P19">3.B. La ruta indicada no existe</text:p>
                <text:list>
                  <text:list-header>
                    <text:p text:style-name="P19">3.B.1. El sistema nos advierte de ingresemos una ruta válida</text:p>
                    <text:p text:style-name="P19">3.B.2. Volvemos al paso 2</text:p>
                  </text:list-header>
                </text:list>
                <text:p text:style-name="P19">4.B. El usuario deniega la confirmación de restaurar la agenda</text:p>
                <text:p text:style-name="P19">4.B.1. Se indica error por cancelación y se suspende la ejecución</text:p>
              </text:list-header>
            </text:list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 </meta:initial-creator>
    <meta:creation-date>2014-11-16T17:44:49.626895705</meta:creation-date>
    <dc:date>2014-11-16T18:32:28.968674440</dc:date>
    <dc:creator>grego </dc:creator>
    <meta:editing-duration>PT1M10S</meta:editing-duration>
    <meta:editing-cycles>1</meta:editing-cycles>
    <meta:document-statistic meta:table-count="6" meta:image-count="0" meta:object-count="0" meta:page-count="6" meta:paragraph-count="92" meta:word-count="845" meta:character-count="5008" meta:non-whitespace-character-count="4264"/>
    <meta:generator>LibreOffice/4.2.6.3$Linux_X86_64 LibreOffice_project/420m0$Build-3</meta:generator>
  </office:meta>
</office:document-meta>
</file>